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938cm" svg:height="14.859cm" svg:x="4.556cm" svg:y="2.651cm">
          <text:p/>
        </draw:rect>
        <draw:line draw:style-name="gr2" draw:text-style-name="P1" draw:layer="layout" svg:x1="4.556cm" svg:y1="4.048cm" svg:x2="16.494cm" svg:y2="4.048cm">
          <text:p/>
        </draw:line>
        <draw:frame draw:style-name="gr3" draw:layer="layout" svg:width="3.88cm" svg:height="0.963cm" svg:x="8.366cm" svg:y="3.159cm">
          <draw:text-box>
            <text:p>MainScreen</text:p>
          </draw:text-box>
        </draw:frame>
        <draw:line draw:style-name="gr2" draw:text-style-name="P1" draw:layer="layout" svg:x1="4.556cm" svg:y1="7.985cm" svg:x2="16.494cm" svg:y2="7.985cm">
          <text:p/>
        </draw:line>
        <draw:frame draw:style-name="gr3" draw:text-style-name="P2" draw:layer="layout" svg:width="5.463cm" svg:height="3.569cm" svg:x="4.937cm" svg:y="4.302cm">
          <draw:text-box>
            <text:p><text:span text:style-name="T1">- MenuScreen; StackPane</text:span></text:p>
            <text:p><text:span text:style-name="T1">+ lblTitle; Label</text:span></text:p>
            <text:p><text:span text:style-name="T1">+btnSingle; Button</text:span></text:p>
            <text:p><text:span text:style-name="T1">+btnLeader; Button</text:span></text:p>
            <text:p><text:span text:style-name="T1">+btnHowTo; Button</text:span></text:p>
            <text:p><text:span text:style-name="T1">+btnExit; Button</text:span></text:p>
            <text:p><text:span text:style-name="T1">-mStage; Stage</text:span></text:p>
          </draw:text-box>
        </draw:frame>
        <draw:frame draw:style-name="gr4" draw:layer="layout" svg:width="0.502cm" svg:height="0.963cm" svg:x="9.128cm" svg:y="1.635cm">
          <draw:text-box>
            <text:p/>
          </draw:text-box>
        </draw:frame>
        <draw:frame draw:style-name="gr4" draw:layer="layout" svg:width="7.572cm" svg:height="3.811cm" svg:x="5.191cm" svg:y="8.366cm">
          <draw:text-box>
            <text:p>+main(String[] args);</text:p>
            <text:p>+MainScreen();</text:p>
            <text:p>+start(Stage mainStage);</text:p>
            <text:p>+getMainStage();</text:p>
            <text:p>+getMenuScreen()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16T15:11:27.62</meta:creation-date>
    <dc:date>2019-05-16T15:17:50.15</dc:date>
    <meta:editing-duration>PT6M22S</meta:editing-duration>
    <meta:editing-cycles>1</meta:editing-cycles>
    <meta:document-statistic meta:object-count="7"/>
    <meta:generator>OpenOffice/4.1.5$Win32 OpenOffice.org_project/415m1$Build-9789</meta:generator>
  </office:meta>
</office:document-meta>
</file>